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5155705272677918499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195706940000628104" text:style-name="L2">
        <text:list-item>
          <text:list>
            <text:list-header>
              <text:p text:style-name="P8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938781207535936548" text:style-name="L3">
        <text:list-item>
          <text:list>
            <text:list-header>
              <text:p text:style-name="P9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>Sun. 3/20/16 <text:span text:style-name="T1">7.5 miles</text:span></text:p>
      <text:p text:style-name="P1">Same course as yesterday only I ran and walked 4 times around the park.</text:p>
      <text:p text:style-name="P1">The first 6.5 miles I walked 0.17 miles at the beginning of each half mile, time 1:14:46 or 11:30/mile.</text:p>
      <text:p text:style-name="P1">The last mile I ran without walking in 9:13.</text:p>
      <text:p text:style-name="P1">Total time for 7.5 miles was 1:23:59 or 11:11/mi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0T17:45:27.79</dc:date>
    <dc:creator>James Lombardi</dc:creator>
    <meta:editing-duration>PT8H54M3S</meta:editing-duration>
    <meta:editing-cycles>23</meta:editing-cycles>
    <meta:document-statistic meta:table-count="0" meta:image-count="0" meta:object-count="0" meta:page-count="5" meta:paragraph-count="160" meta:word-count="1155" meta:character-count="5808"/>
  </office:meta>
</office:document-meta>
</file>